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22.096cm"/>
    </style:style>
    <style:style style:name="co4" style:family="table-column">
      <style:table-column-properties fo:break-before="auto" style:column-width="5.426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5.091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2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>
            <text:p># </text:p>
          </table:table-cell>
          <table:table-cell office:value-type="string">
            <text:p>QTY </text:p>
          </table:table-cell>
          <table:table-cell office:value-type="string">
            <text:p>REFDES </text:p>
          </table:table-cell>
          <table:table-cell office:value-type="string">
            <text:p>MANUFACTURER </text:p>
          </table:table-cell>
          <table:table-cell office:value-type="string">
            <text:p>Part Number </text:p>
          </table:table-cell>
          <table:table-cell office:value-type="string">
            <text:p>PACKAGE </text:p>
          </table:table-cell>
          <table:table-cell office:value-type="string">
            <text:p>VALUE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 </text:p>
          </table:table-cell>
          <table:table-cell office:value-type="string">
            <text:p>U9 </text:p>
          </table:table-cell>
          <table:table-cell office:value-type="string">
            <text:p>ATMEL </text:p>
          </table:table-cell>
          <table:table-cell office:value-type="string">
            <text:p>AT24C02BN-SH-B </text:p>
          </table:table-cell>
          <table:table-cell office:value-type="string">
            <text:p>SOIC127P600X175-8N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2]+1" office:value-type="float" office:value="2">
            <text:p>2</text:p>
          </table:table-cell>
          <table:table-cell office:value-type="string">
            <text:p>4 </text:p>
          </table:table-cell>
          <table:table-cell office:value-type="string">
            <text:p>J2,J4,J5,J6 </text:p>
          </table:table-cell>
          <table:table-cell office:value-type="string">
            <text:p>EMMERSON </text:p>
          </table:table-cell>
          <table:table-cell office:value-type="string">
            <text:p>142-0761-811 </text:p>
          </table:table-cell>
          <table:table-cell office:value-type="string">
            <text:p>EDGE_LAUNCH_TH_SMA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3]+1" office:value-type="float" office:value="3">
            <text:p>3</text:p>
          </table:table-cell>
          <table:table-cell office:value-type="string">
            <text:p>2 </text:p>
          </table:table-cell>
          <table:table-cell office:value-type="string">
            <text:p>AT12,AT22 </text:p>
          </table:table-cell>
          <table:table-cell office:value-type="string">
            <text:p>HITTITE </text:p>
          </table:table-cell>
          <table:table-cell office:value-type="string">
            <text:p>HMC624LP4 </text:p>
          </table:table-cell>
          <table:table-cell office:value-type="string">
            <text:p>HITTITE_LP4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]+1" office:value-type="float" office:value="4">
            <text:p>4</text:p>
          </table:table-cell>
          <table:table-cell office:value-type="string">
            <text:p>2 </text:p>
          </table:table-cell>
          <table:table-cell office:value-type="string">
            <text:p>L1,L2 </text:p>
          </table:table-cell>
          <table:table-cell office:value-type="string">
            <text:p>JW MILLER </text:p>
          </table:table-cell>
          <table:table-cell office:value-type="string">
            <text:p>PM0805-82NK-RC</text:p>
          </table:table-cell>
          <table:table-cell office:value-type="string">
            <text:p>INDM2520X160N </text:p>
          </table:table-cell>
          <table:table-cell office:value-type="string">
            <text:p>82N</text:p>
          </table:table-cell>
          <table:table-cell table:number-columns-repeated="1017"/>
        </table:table-row>
        <table:table-row table:style-name="ro1">
          <table:table-cell table:formula="of:=+[.A5]+1" office:value-type="float" office:value="5">
            <text:p>5</text:p>
          </table:table-cell>
          <table:table-cell office:value-type="string">
            <text:p>2 </text:p>
          </table:table-cell>
          <table:table-cell office:value-type="string">
            <text:p>C55,C56 </text:p>
          </table:table-cell>
          <table:table-cell office:value-type="string">
            <text:p>KEMET </text:p>
          </table:table-cell>
          <table:table-cell office:value-type="string">
            <text:p>C0402C472K5RACTU </text:p>
          </table:table-cell>
          <table:table-cell office:value-type="string">
            <text:p>CAPC1005X55N </text:p>
          </table:table-cell>
          <table:table-cell office:value-type="string">
            <text:p>4700PF </text:p>
          </table:table-cell>
          <table:table-cell table:number-columns-repeated="1017"/>
        </table:table-row>
        <table:table-row table:style-name="ro1">
          <table:table-cell table:formula="of:=+[.A6]+1" office:value-type="float" office:value="6">
            <text:p>6</text:p>
          </table:table-cell>
          <table:table-cell office:value-type="string">
            <text:p>4 </text:p>
          </table:table-cell>
          <table:table-cell office:value-type="string">
            <text:p>C24,C25,C62,C69 </text:p>
          </table:table-cell>
          <table:table-cell office:value-type="string">
            <text:p>KEMET </text:p>
          </table:table-cell>
          <table:table-cell office:value-type="string">
            <text:p>GRM1555C1H821JA01 </text:p>
          </table:table-cell>
          <table:table-cell office:value-type="string">
            <text:p>CAPC1005X55N </text:p>
          </table:table-cell>
          <table:table-cell office:value-type="string">
            <text:p>820p </text:p>
          </table:table-cell>
          <table:table-cell table:number-columns-repeated="1017"/>
        </table:table-row>
        <table:table-row table:style-name="ro1">
          <table:table-cell table:formula="of:=+[.A7]+1" office:value-type="float" office:value="7">
            <text:p>7</text:p>
          </table:table-cell>
          <table:table-cell office:value-type="string">
            <text:p>3 </text:p>
          </table:table-cell>
          <table:table-cell office:value-type="string">
            <text:p>C4,C6,C7 </text:p>
          </table:table-cell>
          <table:table-cell office:value-type="string">
            <text:p>KEMET </text:p>
          </table:table-cell>
          <table:table-cell office:value-type="string">
            <text:p>T520B336M010ATE025 </text:p>
          </table:table-cell>
          <table:table-cell office:value-type="string">
            <text:p>3528 </text:p>
          </table:table-cell>
          <table:table-cell office:value-type="string">
            <text:p>33UF </text:p>
          </table:table-cell>
          <table:table-cell table:number-columns-repeated="1017"/>
        </table:table-row>
        <table:table-row table:style-name="ro1">
          <table:table-cell table:formula="of:=+[.A8]+1" office:value-type="float" office:value="8">
            <text:p>8</text:p>
          </table:table-cell>
          <table:table-cell office:value-type="string">
            <text:p>2 </text:p>
          </table:table-cell>
          <table:table-cell office:value-type="string">
            <text:p>AT11,AT21 </text:p>
          </table:table-cell>
          <table:table-cell office:value-type="string">
            <text:p>MINICIRCUITS </text:p>
          </table:table-cell>
          <table:table-cell office:value-type="string">
            <text:p>LAT-0P </text:p>
          </table:table-cell>
          <table:table-cell office:value-type="string">
            <text:p>MINICIRCUITS_MMM168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9]+1" office:value-type="float" office:value="9">
            <text:p>9</text:p>
          </table:table-cell>
          <table:table-cell office:value-type="string">
            <text:p>10 </text:p>
          </table:table-cell>
          <table:table-cell office:value-type="string">
            <text:p>C84,C86,C87,C89,C96,C97,C98,C111,C112,C115 </text:p>
          </table:table-cell>
          <table:table-cell office:value-type="string">
            <text:p>MURATA </text:p>
          </table:table-cell>
          <table:table-cell office:value-type="string">
            <text:p>GRM1555C1H102JA01D </text:p>
          </table:table-cell>
          <table:table-cell office:value-type="string">
            <text:p>CAPC1005X55N </text:p>
          </table:table-cell>
          <table:table-cell office:value-type="string">
            <text:p>1NF </text:p>
          </table:table-cell>
          <table:table-cell table:number-columns-repeated="1017"/>
        </table:table-row>
        <table:table-row table:style-name="ro1">
          <table:table-cell table:formula="of:=+[.A10]+1" office:value-type="float" office:value="10">
            <text:p>10</text:p>
          </table:table-cell>
          <table:table-cell office:value-type="string">
            <text:p>26 </text:p>
          </table:table-cell>
          <table:table-cell office:value-type="string">
            <text:p>C12,C28,C29,C30,C31,C32,C34,C35,C36,C37,C38,C74,C76,C78,C79,C83,C85,C88,C90,C92,C99,C100,C109,C110,C113,C114 </text:p>
          </table:table-cell>
          <table:table-cell office:value-type="string">
            <text:p>MURATA </text:p>
          </table:table-cell>
          <table:table-cell office:value-type="string">
            <text:p>GRM155R71H103KA88D </text:p>
          </table:table-cell>
          <table:table-cell office:value-type="string">
            <text:p>CAPC1005X55N </text:p>
          </table:table-cell>
          <table:table-cell office:value-type="string">
            <text:p>10NF </text:p>
          </table:table-cell>
          <table:table-cell table:number-columns-repeated="1017"/>
        </table:table-row>
        <table:table-row table:style-name="ro1">
          <table:table-cell table:formula="of:=+[.A11]+1" office:value-type="float" office:value="11">
            <text:p>11</text:p>
          </table:table-cell>
          <table:table-cell office:value-type="string">
            <text:p>5 </text:p>
          </table:table-cell>
          <table:table-cell office:value-type="string">
            <text:p>C9,C10,C11,C91,C93 </text:p>
          </table:table-cell>
          <table:table-cell office:value-type="string">
            <text:p>MURATA </text:p>
          </table:table-cell>
          <table:table-cell office:value-type="string">
            <text:p>GRM188R71H104KA93D </text:p>
          </table:table-cell>
          <table:table-cell office:value-type="string">
            <text:p>0603 </text:p>
          </table:table-cell>
          <table:table-cell office:value-type="string">
            <text:p>100NF </text:p>
          </table:table-cell>
          <table:table-cell table:number-columns-repeated="1017"/>
        </table:table-row>
        <table:table-row table:style-name="ro1">
          <table:table-cell table:formula="of:=+[.A12]+1" office:value-type="float" office:value="12">
            <text:p>12</text:p>
          </table:table-cell>
          <table:table-cell office:value-type="string">
            <text:p>3 </text:p>
          </table:table-cell>
          <table:table-cell office:value-type="string">
            <text:p>C105,C106,C107 </text:p>
          </table:table-cell>
          <table:table-cell office:value-type="string">
            <text:p>MURATA </text:p>
          </table:table-cell>
          <table:table-cell office:value-type="string">
            <text:p>GRM32RR71C475KC01L </text:p>
          </table:table-cell>
          <table:table-cell office:value-type="string">
            <text:p>CAPC3225X220N </text:p>
          </table:table-cell>
          <table:table-cell office:value-type="string">
            <text:p>4U7 </text:p>
          </table:table-cell>
          <table:table-cell table:number-columns-repeated="1017"/>
        </table:table-row>
        <table:table-row table:style-name="ro1">
          <table:table-cell table:formula="of:=+[.A13]+1" office:value-type="float" office:value="13">
            <text:p>13</text:p>
          </table:table-cell>
          <table:table-cell table:style-name="ce1" office:value-type="float" office:value="13">
            <text:p>13</text:p>
          </table:table-cell>
          <table:table-cell office:value-type="string">
            <text:p>C1,C2,C3,C5,C8,C39,C59,C101,C102,C103,C104,C108,C116</text:p>
          </table:table-cell>
          <table:table-cell office:value-type="string">
            <text:p>MURATA </text:p>
          </table:table-cell>
          <table:table-cell office:value-type="string">
            <text:p>LLL317R71A105MA01L </text:p>
          </table:table-cell>
          <table:table-cell office:value-type="string">
            <text:p>CAPC1632X80USR </text:p>
          </table:table-cell>
          <table:table-cell office:value-type="string">
            <text:p>1uF </text:p>
          </table:table-cell>
          <table:table-cell table:number-columns-repeated="1017"/>
        </table:table-row>
        <table:table-row table:style-name="ro1">
          <table:table-cell table:formula="of:=+[.A14]+1" office:value-type="float" office:value="14">
            <text:p>14</text:p>
          </table:table-cell>
          <table:table-cell office:value-type="string">
            <text:p>2 </text:p>
          </table:table-cell>
          <table:table-cell office:value-type="string">
            <text:p>L7,L8 </text:p>
          </table:table-cell>
          <table:table-cell office:value-type="string">
            <text:p>PANASONIC ECG </text:p>
          </table:table-cell>
          <table:table-cell office:value-type="string">
            <text:p>ERJ-2GE0R00X</text:p>
          </table:table-cell>
          <table:table-cell office:value-type="string">
            <text:p>INDC1005X60N </text:p>
          </table:table-cell>
          <table:table-cell table:style-name="ce3" office:value-type="string">
            <text:p>0R</text:p>
          </table:table-cell>
          <table:table-cell table:number-columns-repeated="1017"/>
        </table:table-row>
        <table:table-row table:style-name="ro1">
          <table:table-cell table:formula="of:=+[.A15]+1" office:value-type="float" office:value="15">
            <text:p>15</text:p>
          </table:table-cell>
          <table:table-cell office:value-type="string">
            <text:p>2 </text:p>
          </table:table-cell>
          <table:table-cell office:value-type="string">
            <text:p>C27,C72 </text:p>
          </table:table-cell>
          <table:table-cell office:value-type="string">
            <text:p>PANASONIC ECG </text:p>
          </table:table-cell>
          <table:table-cell office:value-type="string">
            <text:p>ECJ-0EC1H680J</text:p>
          </table:table-cell>
          <table:table-cell office:value-type="string">
            <text:p>CAPC1005X55N </text:p>
          </table:table-cell>
          <table:table-cell office:value-type="string">
            <text:p>68PF</text:p>
          </table:table-cell>
          <table:table-cell table:number-columns-repeated="1017"/>
        </table:table-row>
        <table:table-row table:style-name="ro1">
          <table:table-cell table:formula="of:=+[.A16]+1" office:value-type="float" office:value="16">
            <text:p>16</text:p>
          </table:table-cell>
          <table:table-cell office:value-type="string">
            <text:p>4 </text:p>
          </table:table-cell>
          <table:table-cell office:value-type="string">
            <text:p>H1,H2,H3,H4 </text:p>
          </table:table-cell>
          <table:table-cell table:number-columns-repeated="2" office:value-type="string">
            <text:p>N/A </text:p>
          </table:table-cell>
          <table:table-cell office:value-type="string">
            <text:p>HOLE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17]+1" office:value-type="float" office:value="17">
            <text:p>17</text:p>
          </table:table-cell>
          <table:table-cell office:value-type="string">
            <text:p>2 </text:p>
          </table:table-cell>
          <table:table-cell office:value-type="string">
            <text:p>JP2,JP3 </text:p>
          </table:table-cell>
          <table:table-cell table:number-columns-repeated="2" office:value-type="string">
            <text:p>N/A </text:p>
          </table:table-cell>
          <table:table-cell office:value-type="string">
            <text:p>JP-100MIL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18]+1" office:value-type="float" office:value="18">
            <text:p>18</text:p>
          </table:table-cell>
          <table:table-cell office:value-type="string">
            <text:p>1 </text:p>
          </table:table-cell>
          <table:table-cell office:value-type="string">
            <text:p>JP1 </text:p>
          </table:table-cell>
          <table:table-cell table:number-columns-repeated="2" office:value-type="string">
            <text:p>N/A </text:p>
          </table:table-cell>
          <table:table-cell office:value-type="string">
            <text:p>JUMPER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19]+1" office:value-type="float" office:value="19">
            <text:p>19</text:p>
          </table:table-cell>
          <table:table-cell office:value-type="string">
            <text:p>1 </text:p>
          </table:table-cell>
          <table:table-cell office:value-type="string">
            <text:p>LOGO1 </text:p>
          </table:table-cell>
          <table:table-cell table:number-columns-repeated="2" office:value-type="string">
            <text:p>N/A </text:p>
          </table:table-cell>
          <table:table-cell office:value-type="string">
            <text:p>MEERKATLOGO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20]+1" office:value-type="float" office:value="20">
            <text:p>20</text:p>
          </table:table-cell>
          <table:table-cell office:value-type="string">
            <text:p>1 </text:p>
          </table:table-cell>
          <table:table-cell office:value-type="string">
            <text:p>U19 </text:p>
          </table:table-cell>
          <table:table-cell office:value-type="string">
            <text:p>NATIONAL SEMICONDUCTOR </text:p>
          </table:table-cell>
          <table:table-cell office:value-type="string">
            <text:p>ADC08D1520CIYB </text:p>
          </table:table-cell>
          <table:table-cell office:value-type="string">
            <text:p>NS_VNX128A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21]+1" office:value-type="float" office:value="21">
            <text:p>21</text:p>
          </table:table-cell>
          <table:table-cell office:value-type="string">
            <text:p>2 </text:p>
          </table:table-cell>
          <table:table-cell office:value-type="string">
            <text:p>C26,C71 </text:p>
          </table:table-cell>
          <table:table-cell office:value-type="string">
            <text:p>PANASONIC ECG </text:p>
          </table:table-cell>
          <table:table-cell office:value-type="string">
            <text:p>ECJ-0EB1H122K </text:p>
          </table:table-cell>
          <table:table-cell office:value-type="string">
            <text:p>CAPC1005X55N </text:p>
          </table:table-cell>
          <table:table-cell office:value-type="string">
            <text:p>1N2 </text:p>
          </table:table-cell>
          <table:table-cell table:number-columns-repeated="1017"/>
        </table:table-row>
        <table:table-row table:style-name="ro1">
          <table:table-cell table:formula="of:=+[.A22]+1" office:value-type="float" office:value="22">
            <text:p>22</text:p>
          </table:table-cell>
          <table:table-cell office:value-type="string">
            <text:p>1 </text:p>
          </table:table-cell>
          <table:table-cell office:value-type="string">
            <text:p>C33 </text:p>
          </table:table-cell>
          <table:table-cell office:value-type="string">
            <text:p>PANASONIC ECG </text:p>
          </table:table-cell>
          <table:table-cell office:value-type="string">
            <text:p>ECJ-0EC1H101J </text:p>
          </table:table-cell>
          <table:table-cell office:value-type="string">
            <text:p>CAPC1005X55N </text:p>
          </table:table-cell>
          <table:table-cell office:value-type="string">
            <text:p>100PF </text:p>
          </table:table-cell>
          <table:table-cell table:number-columns-repeated="1017"/>
        </table:table-row>
        <table:table-row table:style-name="ro1">
          <table:table-cell table:formula="of:=+[.A23]+1" office:value-type="float" office:value="23">
            <text:p>23</text:p>
          </table:table-cell>
          <table:table-cell office:value-type="string">
            <text:p>7 </text:p>
          </table:table-cell>
          <table:table-cell office:value-type="string">
            <text:p>C16,C19,C60,C63,C80,C81,C82 </text:p>
          </table:table-cell>
          <table:table-cell office:value-type="string">
            <text:p>PANASONIC ECG </text:p>
          </table:table-cell>
          <table:table-cell office:value-type="string">
            <text:p>ECJ-1VC1H102J </text:p>
          </table:table-cell>
          <table:table-cell office:value-type="string">
            <text:p>0603 </text:p>
          </table:table-cell>
          <table:table-cell office:value-type="string">
            <text:p>1NF </text:p>
          </table:table-cell>
          <table:table-cell table:number-columns-repeated="1017"/>
        </table:table-row>
        <table:table-row table:style-name="ro1">
          <table:table-cell table:formula="of:=+[.A24]+1" office:value-type="float" office:value="24">
            <text:p>24</text:p>
          </table:table-cell>
          <table:table-cell office:value-type="string">
            <text:p>8 </text:p>
          </table:table-cell>
          <table:table-cell office:value-type="string">
            <text:p>C17,C20,C21,C22,C65,C66,C67,C68 </text:p>
          </table:table-cell>
          <table:table-cell office:value-type="string">
            <text:p>PANASONIC ECG </text:p>
          </table:table-cell>
          <table:table-cell office:value-type="string">
            <text:p>ECJ-1VC1H331J </text:p>
          </table:table-cell>
          <table:table-cell office:value-type="string">
            <text:p>0603 </text:p>
          </table:table-cell>
          <table:table-cell office:value-type="string">
            <text:p>330PF </text:p>
          </table:table-cell>
          <table:table-cell table:number-columns-repeated="1017"/>
        </table:table-row>
        <table:table-row table:style-name="ro1">
          <table:table-cell table:formula="of:=+[.A25]+1" office:value-type="float" office:value="25">
            <text:p>25</text:p>
          </table:table-cell>
          <table:table-cell office:value-type="string">
            <text:p>1 </text:p>
          </table:table-cell>
          <table:table-cell table:style-name="ce2" office:value-type="string">
            <text:p>R5</text:p>
          </table:table-cell>
          <table:table-cell office:value-type="string">
            <text:p>PANASONIC ECG </text:p>
          </table:table-cell>
          <table:table-cell office:value-type="string">
            <text:p>ERJ-2GE0R00X </text:p>
          </table:table-cell>
          <table:table-cell office:value-type="string">
            <text:p>RESC1005X40N </text:p>
          </table:table-cell>
          <table:table-cell office:value-type="string">
            <text:p>0R </text:p>
          </table:table-cell>
          <table:table-cell table:number-columns-repeated="1017"/>
        </table:table-row>
        <table:table-row table:style-name="ro1">
          <table:table-cell table:formula="of:=+[.A26]+1" office:value-type="float" office:value="26">
            <text:p>26</text:p>
          </table:table-cell>
          <table:table-cell table:style-name="ce1" office:value-type="float" office:value="3">
            <text:p>3</text:p>
          </table:table-cell>
          <table:table-cell office:value-type="string">
            <text:p>R2,R21,R37 </text:p>
          </table:table-cell>
          <table:table-cell office:value-type="string">
            <text:p>PANASONIC ECG </text:p>
          </table:table-cell>
          <table:table-cell office:value-type="string">
            <text:p>ERJ-2RKF1000X </text:p>
          </table:table-cell>
          <table:table-cell office:value-type="string">
            <text:p>RESC1005X40N </text:p>
          </table:table-cell>
          <table:table-cell office:value-type="string">
            <text:p>100R </text:p>
          </table:table-cell>
          <table:table-cell table:number-columns-repeated="1017"/>
        </table:table-row>
        <table:table-row table:style-name="ro1">
          <table:table-cell table:formula="of:=+[.A27]+1" office:value-type="float" office:value="27">
            <text:p>27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R4,R6</text:p>
          </table:table-cell>
          <table:table-cell office:value-type="string">
            <text:p>PANASONIC ECG </text:p>
          </table:table-cell>
          <table:table-cell office:value-type="string">
            <text:p>ERJ-2RKF1002X </text:p>
          </table:table-cell>
          <table:table-cell office:value-type="string">
            <text:p>RESC1005X40N </text:p>
          </table:table-cell>
          <table:table-cell office:value-type="string">
            <text:p>NO POP </text:p>
          </table:table-cell>
          <table:table-cell table:number-columns-repeated="1017"/>
        </table:table-row>
        <table:table-row table:style-name="ro1">
          <table:table-cell table:formula="of:=+[.A28]+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R7</text:p>
          </table:table-cell>
          <table:table-cell office:value-type="string">
            <text:p>PANASONIC ECG </text:p>
          </table:table-cell>
          <table:table-cell office:value-type="string">
            <text:p>ERJ-2RKF1002X </text:p>
          </table:table-cell>
          <table:table-cell office:value-type="string">
            <text:p>RESC1005X40N </text:p>
          </table:table-cell>
          <table:table-cell office:value-type="string">
            <text:p>10K </text:p>
          </table:table-cell>
          <table:table-cell table:number-columns-repeated="1017"/>
        </table:table-row>
        <table:table-row table:style-name="ro1">
          <table:table-cell table:formula="of:=+[.A29]+1" office:value-type="float" office:value="29">
            <text:p>29</text:p>
          </table:table-cell>
          <table:table-cell office:value-type="string">
            <text:p>10 </text:p>
          </table:table-cell>
          <table:table-cell office:value-type="string">
            <text:p>R9,R10,R11,R12,R13,R14,R48,R49,R51,R52 </text:p>
          </table:table-cell>
          <table:table-cell office:value-type="string">
            <text:p>PANASONIC ECG </text:p>
          </table:table-cell>
          <table:table-cell office:value-type="string">
            <text:p>ERJ-3EKF1001V </text:p>
          </table:table-cell>
          <table:table-cell office:value-type="string">
            <text:p>0603 </text:p>
          </table:table-cell>
          <table:table-cell office:value-type="string">
            <text:p>1K </text:p>
          </table:table-cell>
          <table:table-cell table:number-columns-repeated="1017"/>
        </table:table-row>
        <table:table-row table:style-name="ro1">
          <table:table-cell table:formula="of:=+[.A30]+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 office:value-type="string">
            <text:p>R19,R20,R26,R44,R50</text:p>
          </table:table-cell>
          <table:table-cell office:value-type="string">
            <text:p>PANASONIC ECG </text:p>
          </table:table-cell>
          <table:table-cell office:value-type="string">
            <text:p>ERJ-3EKF1002V </text:p>
          </table:table-cell>
          <table:table-cell office:value-type="string">
            <text:p>0603 </text:p>
          </table:table-cell>
          <table:table-cell office:value-type="string">
            <text:p>10K </text:p>
          </table:table-cell>
          <table:table-cell table:number-columns-repeated="1017"/>
        </table:table-row>
        <table:table-row table:style-name="ro1">
          <table:table-cell table:formula="of:=+[.A31]+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office:value-type="string">
            <text:p>C13,C14,C15,C18,C23,C58,C61,C64,C70,C73,C75 </text:p>
          </table:table-cell>
          <table:table-cell office:value-type="string">
            <text:p>PANASONIC ECG </text:p>
          </table:table-cell>
          <table:table-cell office:value-type="string">
            <text:p>GRM1555C1H391JA01D </text:p>
          </table:table-cell>
          <table:table-cell office:value-type="string">
            <text:p>CAPC1005X55N </text:p>
          </table:table-cell>
          <table:table-cell office:value-type="string">
            <text:p>390p </text:p>
          </table:table-cell>
          <table:table-cell table:number-columns-repeated="1017"/>
        </table:table-row>
        <table:table-row table:style-name="ro1">
          <table:table-cell table:formula="of:=+[.A32]+1" office:value-type="float" office:value="32">
            <text:p>32</text:p>
          </table:table-cell>
          <table:table-cell office:value-type="string">
            <text:p>2 </text:p>
          </table:table-cell>
          <table:table-cell office:value-type="string">
            <text:p>U30,U31 </text:p>
          </table:table-cell>
          <table:table-cell office:value-type="string">
            <text:p>PEREGRINE SEMI </text:p>
          </table:table-cell>
          <table:table-cell office:value-type="string">
            <text:p>PE4246-51 </text:p>
          </table:table-cell>
          <table:table-cell office:value-type="string">
            <text:p>PSON95P300X300X90-7USR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33]+1" office:value-type="float" office:value="33">
            <text:p>33</text:p>
          </table:table-cell>
          <table:table-cell office:value-type="string">
            <text:p>3 </text:p>
          </table:table-cell>
          <table:table-cell office:value-type="string">
            <text:p>T1,T2,T3 </text:p>
          </table:table-cell>
          <table:table-cell office:value-type="string">
            <text:p>PULSE </text:p>
          </table:table-cell>
          <table:table-cell office:value-type="string">
            <text:p>CX2156 </text:p>
          </table:table-cell>
          <table:table-cell office:value-type="string">
            <text:p>PULSE_KAYAK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34]+1" office:value-type="float" office:value="34">
            <text:p>34</text:p>
          </table:table-cell>
          <table:table-cell office:value-type="string">
            <text:p>1 </text:p>
          </table:table-cell>
          <table:table-cell office:value-type="string">
            <text:p>R3 </text:p>
          </table:table-cell>
          <table:table-cell office:value-type="string">
            <text:p>ROHM </text:p>
          </table:table-cell>
          <table:table-cell office:value-type="string">
            <text:p>MCR01MZPF3301 </text:p>
          </table:table-cell>
          <table:table-cell office:value-type="string">
            <text:p>RESC1005X40N </text:p>
          </table:table-cell>
          <table:table-cell office:value-type="string">
            <text:p>3K3 </text:p>
          </table:table-cell>
          <table:table-cell table:number-columns-repeated="1017"/>
        </table:table-row>
        <table:table-row table:style-name="ro1">
          <table:table-cell table:formula="of:=+[.A35]+1" office:value-type="float" office:value="35">
            <text:p>35</text:p>
          </table:table-cell>
          <table:table-cell office:value-type="string">
            <text:p>1 </text:p>
          </table:table-cell>
          <table:table-cell office:value-type="string">
            <text:p>R43 </text:p>
          </table:table-cell>
          <table:table-cell office:value-type="string">
            <text:p>ROHM </text:p>
          </table:table-cell>
          <table:table-cell office:value-type="string">
            <text:p>MCR03EZPFX1201 </text:p>
          </table:table-cell>
          <table:table-cell office:value-type="string">
            <text:p>0603 </text:p>
          </table:table-cell>
          <table:table-cell office:value-type="string">
            <text:p>1K2 </text:p>
          </table:table-cell>
          <table:table-cell table:number-columns-repeated="1017"/>
        </table:table-row>
        <table:table-row table:style-name="ro1">
          <table:table-cell table:formula="of:=+[.A36]+1" office:value-type="float" office:value="36">
            <text:p>36</text:p>
          </table:table-cell>
          <table:table-cell office:value-type="string">
            <text:p>2 </text:p>
          </table:table-cell>
          <table:table-cell office:value-type="string">
            <text:p>R15,R16 </text:p>
          </table:table-cell>
          <table:table-cell office:value-type="string">
            <text:p>ROHM </text:p>
          </table:table-cell>
          <table:table-cell office:value-type="string">
            <text:p>MCR03EZPFX2200 </text:p>
          </table:table-cell>
          <table:table-cell office:value-type="string">
            <text:p>0603 </text:p>
          </table:table-cell>
          <table:table-cell office:value-type="string">
            <text:p>220R </text:p>
          </table:table-cell>
          <table:table-cell table:number-columns-repeated="1017"/>
        </table:table-row>
        <table:table-row table:style-name="ro1">
          <table:table-cell table:formula="of:=+[.A37]+1" office:value-type="float" office:value="37">
            <text:p>37</text:p>
          </table:table-cell>
          <table:table-cell office:value-type="string">
            <text:p>2 </text:p>
          </table:table-cell>
          <table:table-cell office:value-type="string">
            <text:p>R41,R46 </text:p>
          </table:table-cell>
          <table:table-cell office:value-type="string">
            <text:p>ROHM </text:p>
          </table:table-cell>
          <table:table-cell office:value-type="string">
            <text:p>MCR03EZPFX2401 </text:p>
          </table:table-cell>
          <table:table-cell office:value-type="string">
            <text:p>0603 </text:p>
          </table:table-cell>
          <table:table-cell office:value-type="string">
            <text:p>2K4 </text:p>
          </table:table-cell>
          <table:table-cell table:number-columns-repeated="1017"/>
        </table:table-row>
        <table:table-row table:style-name="ro1">
          <table:table-cell table:formula="of:=+[.A38]+1" office:value-type="float" office:value="38">
            <text:p>38</text:p>
          </table:table-cell>
          <table:table-cell office:value-type="string">
            <text:p>3 </text:p>
          </table:table-cell>
          <table:table-cell office:value-type="string">
            <text:p>R40,R42,R45 </text:p>
          </table:table-cell>
          <table:table-cell office:value-type="string">
            <text:p>ROHM </text:p>
          </table:table-cell>
          <table:table-cell office:value-type="string">
            <text:p>MCR03EZPFX3301 </text:p>
          </table:table-cell>
          <table:table-cell office:value-type="string">
            <text:p>0603 </text:p>
          </table:table-cell>
          <table:table-cell office:value-type="string">
            <text:p>3K3 </text:p>
          </table:table-cell>
          <table:table-cell table:number-columns-repeated="1017"/>
        </table:table-row>
        <table:table-row table:style-name="ro1">
          <table:table-cell table:formula="of:=+[.A39]+1" office:value-type="float" office:value="39">
            <text:p>39</text:p>
          </table:table-cell>
          <table:table-cell office:value-type="string">
            <text:p>2 </text:p>
          </table:table-cell>
          <table:table-cell office:value-type="string">
            <text:p>R24,R25 </text:p>
          </table:table-cell>
          <table:table-cell office:value-type="string">
            <text:p>ROHM </text:p>
          </table:table-cell>
          <table:table-cell office:value-type="string">
            <text:p>MCR03EZPFX4700 </text:p>
          </table:table-cell>
          <table:table-cell office:value-type="string">
            <text:p>0603 </text:p>
          </table:table-cell>
          <table:table-cell office:value-type="string">
            <text:p>470R </text:p>
          </table:table-cell>
          <table:table-cell table:number-columns-repeated="1017"/>
        </table:table-row>
        <table:table-row table:style-name="ro1">
          <table:table-cell table:formula="of:=+[.A40]+1" office:value-type="float" office:value="40">
            <text:p>40</text:p>
          </table:table-cell>
          <table:table-cell office:value-type="string">
            <text:p>1 </text:p>
          </table:table-cell>
          <table:table-cell office:value-type="string">
            <text:p>P1 </text:p>
          </table:table-cell>
          <table:table-cell office:value-type="string">
            <text:p>SAMTEC </text:p>
          </table:table-cell>
          <table:table-cell office:value-type="string">
            <text:p>TSM-105-01-TM-SV </text:p>
          </table:table-cell>
          <table:table-cell office:value-type="string">
            <text:p>TSM_5X1_SV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1]+1" office:value-type="float" office:value="41">
            <text:p>41</text:p>
          </table:table-cell>
          <table:table-cell office:value-type="string">
            <text:p>2 </text:p>
          </table:table-cell>
          <table:table-cell office:value-type="string">
            <text:p>U17,U18 </text:p>
          </table:table-cell>
          <table:table-cell office:value-type="string">
            <text:p>Sirenza (RFMD) </text:p>
          </table:table-cell>
          <table:table-cell office:value-type="string">
            <text:p>SBB-5089Z </text:p>
          </table:table-cell>
          <table:table-cell office:value-type="string">
            <text:p>SIRENZA_SOT89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2]+1" office:value-type="float" office:value="42">
            <text:p>42</text:p>
          </table:table-cell>
          <table:table-cell office:value-type="string">
            <text:p>4 </text:p>
          </table:table-cell>
          <table:table-cell office:value-type="string">
            <text:p>L3,L4,L5,L6 </text:p>
          </table:table-cell>
          <table:table-cell office:value-type="string">
            <text:p>TDK </text:p>
          </table:table-cell>
          <table:table-cell office:value-type="string">
            <text:p>MPZ1608S221A </text:p>
          </table:table-cell>
          <table:table-cell office:value-type="string">
            <text:p>INDC1608X80USR </text:p>
          </table:table-cell>
          <table:table-cell office:value-type="string">
            <text:p>220R@100M </text:p>
          </table:table-cell>
          <table:table-cell table:number-columns-repeated="1017"/>
        </table:table-row>
        <table:table-row table:style-name="ro1">
          <table:table-cell table:formula="of:=+[.A43]+1" office:value-type="float" office:value="43">
            <text:p>43</text:p>
          </table:table-cell>
          <table:table-cell office:value-type="string">
            <text:p>1 </text:p>
          </table:table-cell>
          <table:table-cell office:value-type="string">
            <text:p>U28 </text:p>
          </table:table-cell>
          <table:table-cell office:value-type="string">
            <text:p>TEXAS INSTRUMENTS </text:p>
          </table:table-cell>
          <table:table-cell office:value-type="string">
            <text:p>PCA9306DCTR </text:p>
          </table:table-cell>
          <table:table-cell office:value-type="string">
            <text:p>SOP65P400X130-8USR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4]+1" office:value-type="float" office:value="44">
            <text:p>44</text:p>
          </table:table-cell>
          <table:table-cell office:value-type="string">
            <text:p>2 </text:p>
          </table:table-cell>
          <table:table-cell office:value-type="string">
            <text:p>U34,U35 </text:p>
          </table:table-cell>
          <table:table-cell office:value-type="string">
            <text:p>TEXAS INSTRUMENTS </text:p>
          </table:table-cell>
          <table:table-cell office:value-type="string">
            <text:p>PCA9555PWR </text:p>
          </table:table-cell>
          <table:table-cell office:value-type="string">
            <text:p>SOP65P640X120-24USR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5]+1" office:value-type="float" office:value="45">
            <text:p>45</text:p>
          </table:table-cell>
          <table:table-cell office:value-type="string">
            <text:p>1 </text:p>
          </table:table-cell>
          <table:table-cell office:value-type="string">
            <text:p>U29 </text:p>
          </table:table-cell>
          <table:table-cell office:value-type="string">
            <text:p>TEXAS INSTRUMENTS </text:p>
          </table:table-cell>
          <table:table-cell office:value-type="string">
            <text:p>SN65LVDS1DBVR </text:p>
          </table:table-cell>
          <table:table-cell office:value-type="string">
            <text:p>SOT95P280X145-5N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6]+1" office:value-type="float" office:value="46">
            <text:p>46</text:p>
          </table:table-cell>
          <table:table-cell office:value-type="string">
            <text:p>4 </text:p>
          </table:table-cell>
          <table:table-cell office:value-type="string">
            <text:p>U21,U22,U23,U24 </text:p>
          </table:table-cell>
          <table:table-cell office:value-type="string">
            <text:p>TEXAS INSTRUMENTS </text:p>
          </table:table-cell>
          <table:table-cell office:value-type="string">
            <text:p>SN74LVC2G07DBVR </text:p>
          </table:table-cell>
          <table:table-cell office:value-type="string">
            <text:p>SOT95P280X145-6N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7]+1" office:value-type="float" office:value="47">
            <text:p>47</text:p>
          </table:table-cell>
          <table:table-cell office:value-type="string">
            <text:p>1 </text:p>
          </table:table-cell>
          <table:table-cell office:value-type="string">
            <text:p>U1 </text:p>
          </table:table-cell>
          <table:table-cell office:value-type="string">
            <text:p>TEXAS INSTRUMENTS </text:p>
          </table:table-cell>
          <table:table-cell office:value-type="string">
            <text:p>TMP421AIDCNT </text:p>
          </table:table-cell>
          <table:table-cell office:value-type="string">
            <text:p>TI_SOT23-8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8]+1" office:value-type="float" office:value="48">
            <text:p>48</text:p>
          </table:table-cell>
          <table:table-cell office:value-type="string">
            <text:p>3 </text:p>
          </table:table-cell>
          <table:table-cell office:value-type="string">
            <text:p>U5,U6,U7 </text:p>
          </table:table-cell>
          <table:table-cell office:value-type="string">
            <text:p>TEXAS INSTRUMENTS </text:p>
          </table:table-cell>
          <table:table-cell office:value-type="string">
            <text:p>TPS74401RGWT </text:p>
          </table:table-cell>
          <table:table-cell office:value-type="string">
            <text:p>QFN65P500X500X100-21AN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49]+1" office:value-type="float" office:value="49">
            <text:p>49</text:p>
          </table:table-cell>
          <table:table-cell office:value-type="string">
            <text:p>2 </text:p>
          </table:table-cell>
          <table:table-cell office:value-type="string">
            <text:p>U10,U36 </text:p>
          </table:table-cell>
          <table:table-cell office:value-type="string">
            <text:p>TI </text:p>
          </table:table-cell>
          <table:table-cell office:value-type="string">
            <text:p>TPS79942DDCR </text:p>
          </table:table-cell>
          <table:table-cell office:value-type="string">
            <text:p>SOT95P280X110-5N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50]+1" office:value-type="float" office:value="50">
            <text:p>50</text:p>
          </table:table-cell>
          <table:table-cell office:value-type="string">
            <text:p>1 </text:p>
          </table:table-cell>
          <table:table-cell office:value-type="string">
            <text:p>J1 </text:p>
          </table:table-cell>
          <table:table-cell office:value-type="string">
            <text:p>TYCO </text:p>
          </table:table-cell>
          <table:table-cell office:value-type="string">
            <text:p>6367555 </text:p>
          </table:table-cell>
          <table:table-cell office:value-type="string">
            <text:p>TYCO6367555 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+[.A51]+1" office:value-type="float" office:value="51">
            <text:p>51</text:p>
          </table:table-cell>
          <table:table-cell office:value-type="string">
            <text:p>4 </text:p>
          </table:table-cell>
          <table:table-cell office:value-type="string">
            <text:p>R17,R18,R36,R47 </text:p>
          </table:table-cell>
          <table:table-cell office:value-type="string">
            <text:p>VISHAY </text:p>
          </table:table-cell>
          <table:table-cell office:value-type="string">
            <text:p>FC0402E50R0BTBST1 </text:p>
          </table:table-cell>
          <table:table-cell office:value-type="string">
            <text:p>RESC1005X40N </text:p>
          </table:table-cell>
          <table:table-cell office:value-type="string">
            <text:p>50R 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 </number:text>
      <number:number number:decimal-places="0" number:min-integer-digits="1" number:grouping="true"/>
    </number:number-style>
    <number:number-style style:name="N106">
      <number:text>R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 </number:text>
      <number:number number:decimal-places="0" number:min-integer-digits="1" number:grouping="true"/>
    </number:number-style>
    <number:number-style style:name="N107">
      <style:text-properties fo:color="#ff0000"/>
      <number:text>R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 </number:text>
      <number:number number:decimal-places="2" number:min-integer-digits="1" number:grouping="true"/>
    </number:number-style>
    <number:number-style style:name="N108">
      <number:text>R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2" number:min-integer-digits="1" number:grouping="true"/>
    </number:number-style>
    <number:number-style style:name="N109">
      <style:text-properties fo:color="#ff0000"/>
      <number:text>R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 </number:text>
      <number:number number:decimal-places="0" number:min-integer-digits="1" number:grouping="true"/>
      <number:text> </number:text>
    </number:number-style>
    <number:number-style style:name="N115P1" style:volatile="true">
      <number:text> R -</number:text>
      <number:number number:decimal-places="0" number:min-integer-digits="1" number:grouping="true"/>
      <number:text> </number:text>
    </number:number-style>
    <number:number-style style:name="N115P2" style:volatile="true">
      <number:text> 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 </number:text>
      <number:number number:decimal-places="2" number:min-integer-digits="1" number:grouping="true"/>
      <number:text> </number:text>
    </number:number-style>
    <number:number-style style:name="N117P1" style:volatile="true">
      <number:text> R -</number:text>
      <number:number number:decimal-places="2" number:min-integer-digits="1" number:grouping="true"/>
      <number:text> </number:text>
    </number:number-style>
    <number:number-style style:name="N117P2" style:volatile="true">
      <number:text> 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scale-to-X="1" style:scale-to-Y="1" style:writing-mode="lr-tb"/>
      <style:header-style>
        <style:header-footer-properties fo:min-height="0.751cm" fo:margin-left="0cm" fo:margin-right="0cm" fo:margin-bottom="0.277cm"/>
      </style:header-style>
      <style:footer-style>
        <style:header-footer-properties fo:min-height="0.751cm" fo:margin-left="0cm" fo:margin-right="0cm" fo:margin-top="0.2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2010/10/11</text:date>, <text:time>11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30T19:56:18</meta:creation-date>
    <dc:creator>Etienne Bauermeister</dc:creator>
    <dc:date>2010-10-11T11:41:39.26</dc:date>
    <meta:print-date>2010-06-15T14:32:32</meta:print-date>
    <meta:generator>OpenOffice.org/3.1$Win32 OpenOffice.org_project/310m19$Build-9420</meta:generator>
    <meta:editing-duration>PT00H36M13S</meta:editing-duration>
    <meta:editing-cycles>4</meta:editing-cycles>
    <meta:document-statistic meta:table-count="1" meta:cell-count="364" meta:object-count="0"/>
  </office:meta>
</office:document-meta>
</file>